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bleaux croisés </text:h>
      <text:p text:style-name="Text_20_body"> </text:p>
      <text:p text:style-name="Text_20_body">Dans ce TP, nous allons mettre au point un tableau croisé à 3 lignes et 1 colonne. </text:p>
      <text:p text:style-name="Text_20_body">Le tableau croisé est basé sur la table ORDERS et les regroupement sont les suivants :</text:p>
      <text:list xml:id="list33429094" text:style-name="L3">
        <text:list-item>
          <text:p text:style-name="P4">Pour les lignes, on utilise le pays, la région et la ville</text:p>
        </text:list-item>
        <text:list-item>
          <text:p text:style-name="P4">Pour la colonne, nous utilisons l'année de la commande</text:p>
        </text:list-item>
      </text:list>
      <text:p text:style-name="Text_20_body"/>
      <text:p text:style-name="Text_20_body">Le détail des cellules comportera le nombre de commandes passées et tous les totaux seront présents. </text:p>
      <text:p text:style-name="Text_20_body">Finalement, nous indiquerons le pourcentage des commandes d'un pays par rapport à l'ensemble des commandes à côté du total pays.</text:p>
      <text:p text:style-name="Text_20_body"/>
      <text:p text:style-name="Text_20_body"><text:span text:style-name="T1">Le résultat attendu est fourni sous format PD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David THIBAU</meta:initial-creator>
    <meta:creation-date>2006-09-24T22:34:28</meta:creation-date>
    <dc:date>2009-11-14T13:35:49.48</dc:date>
    <dc:language>fr-FR</dc:language>
    <meta:editing-cycles>35</meta:editing-cycles>
    <meta:editing-duration>PT07H16M16S</meta:editing-duration>
    <dc:creator>David THIBAU</dc:creator>
    <meta:document-statistic meta:table-count="0" meta:image-count="0" meta:object-count="0" meta:page-count="1" meta:paragraph-count="9" meta:word-count="102" meta:character-count="577"/>
    <meta:user-defined meta:name="Info 1"/>
    <meta:user-defined meta:name="Info 2"/>
    <meta:user-defined meta:name="Info 3"/>
    <meta:user-defined meta:name="Info 4"/>
  </office:meta>
</office:document-meta>
</file>